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F000005009A4B7E3F96AC2F2D.jpg" manifest:media-type="image/jpeg"/>
  <manifest:file-entry manifest:full-path="Pictures/10000001000002CE000003E1A6148AFDE15C58A5.png" manifest:media-type="image/png"/>
  <manifest:file-entry manifest:full-path="Pictures/10000001000003B5000002C246A32B8825D409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d35" officeooo:paragraph-rsid="001f2d35"/>
    </style:style>
    <style:style style:name="P2" style:family="paragraph" style:parent-style-name="Standard">
      <style:text-properties officeooo:rsid="0020a61c" officeooo:paragraph-rsid="0020a61c"/>
    </style:style>
    <style:style style:name="P3" style:family="paragraph" style:parent-style-name="Standard">
      <style:text-properties officeooo:rsid="002262ed" officeooo:paragraph-rsid="002262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duino</text:p>
      <text:p text:style-name="P1"/>
      <text:p text:style-name="P2"><draw:frame draw:style-name="fr3" draw:name="Image1" text:anchor-type="char" svg:width="17cm" svg:height="12.647cm" draw:z-index="0"><draw:image xlink:href="Pictures/10000001000003B5000002C246A32B8825D40937.png" xlink:type="simple" xlink:show="embed" xlink:actuate="onLoad" draw:mime-type="image/png"/></draw:frame>nm</text:p>
      <text:p text:style-name="P2"/>
      <text:p text:style-name="P2">Arduino ultrasonic buzzer </text:p>
      <text:p text:style-name="P3"><draw:frame draw:style-name="fr2" draw:name="Image2" text:anchor-type="char" svg:width="14.464cm" svg:height="20.003cm" draw:z-index="1"><draw:image xlink:href="Pictures/10000001000002CE000003E1A6148AFDE15C58A5.png" xlink:type="simple" xlink:show="embed" xlink:actuate="onLoad" draw:mime-type="image/png"/></draw:frame><text:soft-page-break/>n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rduino LDR lab<draw:frame draw:style-name="fr1" draw:name="Image3" text:anchor-type="char" svg:x="2.88cm" svg:y="-1.796cm" svg:width="4.56cm" svg:height="10.151cm" draw:z-index="2" draw:transform="translate (-5.16cm -3.2795cm) rotate (1.5707963267949) translate (5.16cm 3.2795cm)"><draw:image xlink:href="Pictures/100000000000023F000005009A4B7E3F96AC2F2D.jpg" xlink:type="simple" xlink:show="embed" xlink:actuate="onLoad" draw:mime-type="image/jpeg"/></draw:frame></text:p>
      <text:p text:style-name="P3"/>
      <text:p text:style-name="P3"/>
      <text:p text:style-name="P3">h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m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4:42:06.754426169</meta:creation-date>
    <dc:date>2024-07-03T11:47:58.027716593</dc:date>
    <meta:editing-duration>PT3H25M8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7" meta:word-count="11" meta:character-count="55" meta:non-whitespace-character-count="50"/>
  </office:meta>
</office:document-meta>
</file>